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45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5.0634in"/>
    </style:style>
    <style:style style:name="co4" style:family="table-column">
      <style:table-column-properties fo:break-before="auto" style:column-width="1.098in"/>
    </style:style>
    <style:style style:name="co5" style:family="table-column">
      <style:table-column-properties fo:break-before="auto" style:column-width="1.5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style:font-name="Arial" fo:language="en" fo:country="GB" style:font-name-asian="Noto Sans"/>
    </style:style>
    <style:style style:name="ce6" style:family="table-cell" style:parent-style-name="Default">
      <style:text-properties fo:language="en" fo:country="GB" style:font-name-asian="Noto Sans CJK SC" style:font-name-complex="Lohit Devanagar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language="en" fo:country="GB" style:font-name-asian="Noto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asian="Microsoft YaHei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NB3_charge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Part Number</text:p>
          </table:table-cell>
        </table:table-row>
        <table:table-row table:style-name="ro1">
          <table:table-cell office:value-type="string" calcext:value-type="string">
            <text:p>BT6,BT2,BT4,BT5,BT1,BT3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AA Battery PCB holder <text:span text:style-name="T1">(TH)</text:span>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290180</text:p>
          </table:table-cell>
        </table:table-row>
        <table:table-row table:style-name="ro1">
          <table:table-cell office:value-type="string" calcext:value-type="string">
            <text:p>J4,J5,J6,J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 Header 1x2 <text:span text:style-name="T1">(TH)</text:span>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375</text:p>
          </table:table-cell>
        </table:table-row>
        <table:table-row table:style-name="ro1">
          <table:table-cell office:value-type="string" calcext:value-type="string">
            <text:p>C6,C4,C3,C18,C19,C1,C5,C17,C2,C20,C12,C14,C15,C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uF ±10% 25V X5R 0805 Multilayer Ceramic Capacitors MLCC – SMD/SMT</text:p>
          </table:table-cell>
          <table:table-cell office:value-type="string" calcext:value-type="string">
            <text:p>LCSC</text:p>
          </table:table-cell>
          <table:table-cell table:style-name="ce7" office:value-type="string" calcext:value-type="string">
            <text:p>C1585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 NTCG163JF103FT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658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Ohms ±1% 1/16W ±100ppm/C 0402 Chip Resistor – Surface Mou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2766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k Ohms ±1% 1/16W ±100ppm/C 0402 Chip Resistor - Surface Mou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08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617.5~633.5nm 0603 Light Emitting Diodes (LED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371906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 ±10% 10V 700mOhms 100kHz -55C~+125C CASE-D_7343 Tantalum Capacitor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054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 Ohms ±1% 1/16W ±100ppm/C 0402 Chip Resistor - Surface Mou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96</text:p>
          </table:table-cell>
        </table:table-row>
        <table:table-row table:style-name="ro1">
          <table:table-cell office:value-type="string" calcext:value-type="string">
            <text:p>SW2,SW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PDT Slide Switch SMD, 0.3A 6VD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1659</text:p>
          </table:table-cell>
        </table:table-row>
        <table:table-row table:style-name="ro1">
          <table:table-cell office:value-type="string" calcext:value-type="string">
            <text:p>R1,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k Ohms ±1% 1/16W ±200ppm/C 0402 Chip Resistor - Surface Mou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6562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 Jack SMD 2.1 inner, 5.5 outer <text:span text:style-name="T1">(TH)</text:span>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557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nF ±10% 50V X7R 0603 Multilayer Ceramic Capacitors MLCC – SMD/SM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9517</text:p>
          </table:table-cell>
        </table:table-row>
        <table:table-row table:style-name="ro1">
          <table:table-cell office:value-type="string" calcext:value-type="string">
            <text:p>R11,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 Ohms ±1% 1/16W ±100ppm/C 0402 Chip Resistor - Surface Mou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76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erald 0603 Light Emitting Diodes (LED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371903</text:p>
          </table:table-cell>
        </table:table-row>
        <table:table-row table:style-name="ro1">
          <table:table-cell office:value-type="string" calcext:value-type="string">
            <text:p>C9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 ±10% 50V X7R 0402 Multilayer Ceramic Capacitors MLCC - SMD/SMT 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205</text:p>
          </table:table-cell>
        </table:table-row>
        <table:table-row table:style-name="ro1">
          <table:table-cell office:value-type="string" calcext:value-type="string">
            <text:p>C7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 ±10% 16V X7R 0402 Multilayer Ceramic Capacitors MLCC - SMD/SMT </text:p>
          </table:table-cell>
          <table:table-cell office:value-type="string" calcext:value-type="string">
            <text:p>LCSC</text:p>
          </table:table-cell>
          <table:table-cell table:style-name="ce8" office:value-type="string" calcext:value-type="string">
            <text:p>C60474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.6k Ohms ±1% 1/16W ±200ppm/C 0402 Chip Resistor - Surface Mou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7990</text:p>
          </table:table-cell>
        </table:table-row>
        <table:table-row table:style-name="ro1">
          <table:table-cell office:value-type="string" calcext:value-type="string">
            <text:p>CR1,CR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2">Schottky Diode, 30V 5A (</text:span><text:span text:style-name="T3">PMEG3050EP,115)</text:span>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0603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Management 0.8-A one- to six-cell NiMH stand-alon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BQ25172DSGR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S, -30V, -4A, 50m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280198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 Ohms ±1% 1/16W ±100ppm/C 0402 Chip Resistor - Surface Mou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278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 0603 Light Emitting Diodes (LED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371907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 uH SMD power inductor (5A), SRN6045TA, Bourn</text:p>
          </table:table-cell>
          <table:table-cell office:value-type="string" calcext:value-type="string">
            <text:p>LCSC</text:p>
          </table:table-cell>
          <table:table-cell table:style-name="ce8" office:value-type="string" calcext:value-type="string">
            <text:p>C1332316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 Ohms ±1% 1/16W ±100ppm/C 0402 Chip Resistor - Surface Mou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79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C-DC converter, AP64501, Diodes Inc.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071517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.5k Ohms ±1% 1/16W ±100ppm/C 0402 Chip Resistor - Surface Mou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759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4P 4P PH Direct Insert Plugin,P=2mm (JST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1334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2-18T17:33:53.855540531</dc:date>
    <meta:editing-duration>PT1H23M53S</meta:editing-duration>
    <meta:editing-cycles>15</meta:editing-cycles>
    <meta:document-statistic meta:table-count="1" meta:cell-count="146" meta:object-count="0"/>
  </office:meta>
</office:document-meta>
</file>